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perboyClon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ine Projektarbeit </text:p>
            <text:p>im Fach „Pattern and Frameworks“ </text:p>
            <text:p>an der FH Brandenburg</text:p>
            <text:p>von Martin Freudenberg und Timo Kram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nforderun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twurfsmuster</text:p>
              </text:list-item>
              <text:list-item>
                <text:p>grafische Benutzeroberfläche</text:p>
              </text:list-item>
              <text:list-item>
                <text:p>Konfiguration aus Datei (JSON)</text:p>
              </text:list-item>
              <text:list-item>
                <text:p>persistente Speicherung von Daten (JSON)</text:p>
              </text:list-item>
              <text:list-item>
                <text:p>parallel agierende Threa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ntwurfsmus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actory → MenuFactory</text:p>
              </text:list-item>
              <text:list-item>
                <text:p>Singletons →</text:p>
                <text:list>
                  <text:list-item>
                    <text:p><text:span text:style-name="T1">HighScoreHandler</text:span></text:p>
                  </text:list-item>
                  <text:list-item>
                    <text:p><text:span text:style-name="T1">AudioPlayer</text:span></text:p>
                  </text:list-item>
                  <text:list-item>
                    <text:p><text:span text:style-name="T1">DifficultySettings</text:span></text:p>
                  </text:list-item>
                  <text:list-item>
                    <text:p><text:span text:style-name="T1">GameSettingsHandler</text:span></text:p>
                  </text:list-item>
                  <text:list-item>
                    <text:p><text:span text:style-name="T1">PlayerStatus</text:span></text:p>
                  </text:list-item>
                  <text:list-item>
                    <text:p><text:span text:style-name="T1">PlayerStatusListener</text:span></text:p>
                  </text:list-item>
                </text:list>
              </text:list-item>
              <text:list-item>
                <text:p>Prototype → BasicGameEntity</text:p>
              </text:list-item>
              <text:list-item>
                <text:p>Decorator → IMenuItemAction</text:p>
              </text:list-item>
              <text:list-item>
                <text:p><text:s/>→LevelGenerato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afische Benutzeroberfläch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nüs (abstract class BasicScreen)</text:p>
                <text:list>
                  <text:list-item>
                    <text:p>MainScreen</text:p>
                  </text:list-item>
                  <text:list-item>
                    <text:p>OptionScreen</text:p>
                  </text:list-item>
                  <text:list-item>
                    <text:p>LoadingScreen</text:p>
                  </text:list-item>
                  <text:list-item>
                    <text:p>GameScre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Konfiguration aus Date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GameSettingsHandler</text:p>
                <text:p>speichert PaperboyCloneHighScore.json im User-Verzeichnis des Betriebssystems</text:p>
                <text:list>
                  <text:list-item>
                    <text:p>LoadSettings()</text:p>
                    <text:list>
                      <text:list-item>
                        <text:p>GdxRuntimeException</text:p>
                      </text:list-item>
                      <text:list-item>
                        <text:p>SerializationException</text:p>
                      </text:list-item>
                    </text:list>
                  </text:list-item>
                  <text:list-item>
                    <text:p>saveSettings()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ersistente Speicher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HighScoreHandler</text:p>
                <text:list>
                  <text:list-item>
                    <text:p>readFile()</text:p>
                  </text:list-item>
                  <text:list-item>
                    <text:p>writeFile()</text:p>
                  </text:list-item>
                  <text:list-item>
                    <text:p>WriteScore()</text:p>
                  </text:list-item>
                  <text:list-item>
                    <text:p>GetHighScoreList()</text:p>
                  </text:list-item>
                </text:list>
                <text:p>HighScore</text:p>
                <text:list>
                  <text:list-item>
                    <text:p>compareTo(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arallele Threa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udioPlayer implements Runnable</text:p>
                <text:list>
                  <text:list-item>
                    <text:p>run()</text:p>
                    <text:p/>
                  </text:list-item>
                </text:list>
                <text:p>BackgroundMusic extends Thread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0:20:41.819825821</meta:creation-date>
    <dc:date>2015-07-13T11:29:10.367478878</dc:date>
    <meta:editing-duration>PT52M27S</meta:editing-duration>
    <meta:editing-cycles>9</meta:editing-cycles>
    <meta:generator>LibreOffice/4.2.8.2$Linux_X86_64 LibreOffice_project/420m0$Build-2</meta:generator>
    <meta:document-statistic meta:object-count="49"/>
  </office:meta>
</office:document-meta>
</file>